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359.89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6.65pt"/>
    </style:style>
    <style:style style:name="co6" style:family="table-column">
      <style:table-column-properties fo:break-before="auto" style:column-width="148.65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4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osnow</text:p>
          </table:table-cell>
          <table:table-cell/>
          <table:table-cell office:value-type="string" calcext:value-type="string">
            <text:p>activate snow module YES (1) or NO (0)</text:p>
          </table:table-cell>
          <table:table-cell table:number-columns-repeated="22"/>
        </table:table-row>
        <table:table-row table:style-name="ro1" table:number-rows-repeated="3168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office:forms form:automatic-focus="false" form:apply-design-mode="false"/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office:forms form:automatic-focus="false" form:apply-design-mode="false"/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09:56:55.6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05-06-23T12:25:26</meta:creation-date>
    <dc:date>2017-07-20T18:20:44.549000000</dc:date>
    <meta:editing-cycles>239</meta:editing-cycles>
    <meta:editing-duration>P12DT2H50M31S</meta:editing-duration>
    <meta:document-statistic meta:table-count="3" meta:cell-count="1892" meta:object-count="0"/>
    <meta:user-defined meta:name="Info 1"/>
    <meta:user-defined meta:name="Info 2"/>
    <meta:user-defined meta:name="Info 3"/>
    <meta:user-defined meta:name="Info 4"/>
  </office:meta>
</office:document-meta>
</file>